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'JetBrains Mono" svg:font-family="''JetBrains Mono', 'Fira Code', 'SF Mono', Hack, Consolas, 'Courier New', monospace, ', Consolas,', 'Courier New', ', monospace', 'font-weight: normal', 'font-size: 12px', 'line-height: 16px', 'white-space: pre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Liberation Mono" fo:font-weight="bold" officeooo:rsid="001a1481" officeooo:paragraph-rsid="001a1481" style:font-weight-asian="bold" style:font-weight-complex="bold"/>
    </style:style>
    <style:style style:name="P2" style:family="paragraph" style:parent-style-name="Standard">
      <style:text-properties style:font-name="Liberation Mono" fo:font-size="11pt" officeooo:rsid="001a1481" officeooo:paragraph-rsid="001a1481" style:font-size-asian="9.60000038146973pt" style:font-size-complex="11pt"/>
    </style:style>
    <style:style style:name="P3" style:family="paragraph" style:parent-style-name="Standard">
      <style:text-properties style:font-name="Liberation Mono" fo:font-size="11pt" fo:font-style="normal" officeooo:rsid="001a3d9a" officeooo:paragraph-rsid="001a3d9a" style:font-size-asian="9.60000038146973pt" style:font-style-asian="normal" style:font-size-complex="11pt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ess SEQ 1 or SEQ 2 start sequences.</text:p>
      <text:p text:style-name="P2">The corresponding LED will light for the duration of a sequence.</text:p>
      <text:p text:style-name="P2">Press RESET button to interrupt a running sequence.</text:p>
      <text:p text:style-name="P2">Please wait for green READY light before starting a new sequence.</text:p>
      <text:p text:style-name="P2"/>
      <text:p text:style-name="P2">To edit a sequence, connect the Raspberry Pi (RPi) to keyboard using USB and a monitor using HDMI. Boot the RPI, and login using ‘pi’, password ‘raspberry’. Use the nano utility to edit either seq1.csv or seq2.csv:</text:p>
      <text:p text:style-name="P2"/>
      <text:p text:style-name="P2">&gt; nano seq2.csv</text:p>
      <text:p text:style-name="P2"/>
      <text:p text:style-name="P2">Edit the file, then use CTRL-O to save the file, and CRTL-X to exit.</text:p>
      <text:p text:style-name="P2">To shutdown the Rpi type:</text:p>
      <text:p text:style-name="P2"/>
      <text:p text:style-name="P2">&gt; sudo shutdown -h now</text:p>
      <text:p text:style-name="P2"/>
      <text:p text:style-name="P3"/>
      <text:p text:style-name="P3">A copy of the initial sequence files and the Python script is available here:</text:p>
      <text:p text:style-name="P3"/>
      <text:p text:style-name="P3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'JetBrains Mono" svg:font-family="''JetBrains Mono', 'Fira Code', 'SF Mono', Hack, Consolas, 'Courier New', monospace, ', Consolas,', 'Courier New', ', monospace', 'font-weight: normal', 'font-size: 12px', 'line-height: 16px', 'white-space: pre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Mono" fo:font-weight="bold" officeooo:rsid="001a1481" officeooo:paragraph-rsid="001a1481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1.27cm" fo:margin-bottom="1.0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191cm" fo:margin-left="0cm" fo:margin-right="0cm" fo:margin-bottom="0.4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Creeksea Sailing Club Timer v1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01T12:57:43.247000000</meta:creation-date>
    <meta:print-date>2021-04-01T13:01:11.963000000</meta:print-date>
    <dc:date>2021-04-01T13:07:36.569000000</dc:date>
    <meta:editing-duration>PT9M54S</meta:editing-duration>
    <meta:editing-cycles>2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11" meta:word-count="121" meta:character-count="668" meta:non-whitespace-character-count="558"/>
  </office:meta>
</office:document-meta>
</file>